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45533333333333cm"/>
    </style:style>
    <style:style style:name="co6" style:family="table-column">
      <style:table-column-properties fo:break-before="auto" style:column-width="1.6298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57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r</text:p>
          </table:table-cell>
          <table:table-cell office:value-type="string" table:style-name="ce2">
            <text:p>Rodzaj ryzyka</text:p>
          </table:table-cell>
          <table:table-cell office:value-type="string" table:style-name="ce3">
            <text:p>Waga (A) 1-16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office:value-type="string" table:style-name="ce3">
            <text:p>Działania minimalizujące ryzyko</text:p>
          </table:table-cell>
          <table:table-cell office:value-type="string" table:style-name="ce3">
            <text:p>Waga (A) (1-16)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8" table:number-rows-spanned="1" table:style-name="ce5">
            <text:p>Ryzyko projektu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.1000000000000001" table:style-name="ce6">
            <text:p>1,1</text:p>
          </table:table-cell>
          <table:table-cell office:value-type="string" table:style-name="ce7">
            <text:p>Dokumentacja instalacyjna nie będzie dostarczona z pakietami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teusz Dubiel</meta:initial-creator>
    <dc:creator>Mateusz Dubiel</dc:creator>
    <meta:creation-date>2025-03-21T08:03:56Z</meta:creation-date>
    <dc:date>2025-03-21T08:09:22Z</dc:date>
  </office:meta>
</office:document-meta>
</file>